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>
      <style:graphic-properties draw:stroke="none" draw:fill="none" fo:min-height="3.957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0.323cm" fo:min-width="4.141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77cm" fo:min-width="1.2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27cm" fo:min-width="3.7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1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2" style:family="graphic" style:parent-style-name="standard">
      <style:graphic-properties draw:stroke="solid" svg:stroke-width="0.018cm" svg:stroke-color="#e6e6e6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18cm" svg:stroke-color="#eeeeee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7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7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4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42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5cm" fo:min-width="0.50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605cm" fo:padding-top="0cm" fo:padding-bottom="0cm" fo:padding-left="0cm" fo:padding-right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none" draw:textarea-horizontal-align="justify" draw:textarea-vertical-align="middle" draw:auto-grow-height="false" fo:min-height="0.452cm" fo:min-width="0cm" fo:padding-top="0.134cm" fo:padding-bottom="0.134cm" fo:padding-left="0.259cm" fo:padding-right="0.25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 style:writing-mode="lr-tb"/>
      <style:text-properties fo:font-size="8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start" style:writing-mode="lr-tb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/>
      <style:text-properties fo:font-size="6pt"/>
    </style:style>
    <style:style style:name="P17" style:family="paragraph">
      <loext:graphic-properties draw:fill="solid" draw:fill-color="#434343"/>
      <style:text-properties fo:font-size="6pt"/>
    </style:style>
    <style:style style:name="P18" style:family="paragraph">
      <loext:graphic-properties draw:fill="solid" draw:fill-color="#999999"/>
      <style:text-properties fo:font-size="6pt"/>
    </style:style>
    <style:style style:name="P19" style:family="paragraph">
      <loext:graphic-properties draw:fill="none"/>
      <style:paragraph-properties fo:text-align="start" style:writing-mode="lr-tb"/>
      <style:text-properties fo:font-size="5pt" style:font-size-asian="12pt" style:font-size-complex="12pt"/>
    </style:style>
    <style:style style:name="P20" style:family="paragraph">
      <loext:graphic-properties draw:fill="none"/>
      <style:paragraph-properties fo:text-align="start" style:writing-mode="lr-tb"/>
      <style:text-properties fo:font-size="6pt" style:font-size-asian="12pt" style:font-size-complex="12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normal" style:font-weight-asian="normal" style:font-weight-complex="normal"/>
    </style:style>
    <style:style style:name="T7" style:family="text">
      <style:text-properties fo:color="#7f7f7f" fo:font-size="8pt"/>
    </style:style>
    <style:style style:name="T8" style:family="text">
      <style:text-properties fo:color="#000000" fo:font-size="8pt" fo:font-weight="bold" style:font-weight-asian="bold" style:font-weight-complex="bold"/>
    </style:style>
    <style:style style:name="T9" style:family="text">
      <style:text-properties fo:color="#e8e8e8" fo:font-size="8pt"/>
    </style:style>
    <style:style style:name="T10" style:family="text">
      <style:text-properties fo:color="#e8e8e8" fo:font-size="8pt" fo:font-weight="normal" style:font-weight-asian="normal" style:font-weight-complex="normal"/>
    </style:style>
    <style:style style:name="T11" style:family="text">
      <style:text-properties fo:color="#000000" style:font-name="Liberation Serif" fo:font-size="6pt" style:font-size-asian="12pt" style:font-name-complex="Arial" style:font-size-complex="12pt"/>
    </style:style>
    <style:style style:name="T12" style:family="text">
      <style:text-properties fo:color="#000000" style:font-name="Liberation Serif" fo:font-size="8pt" fo:font-weight="normal" style:font-size-asian="8pt" style:font-weight-asian="normal" style:font-name-complex="Arial" style:font-size-complex="8pt" style:font-weight-complex="normal"/>
    </style:style>
    <style:style style:name="T13" style:family="text">
      <style:text-properties fo:color="#000000" style:font-name="Arial" fo:font-size="5pt" style:font-size-asian="12pt" style:font-name-complex="Arial" style:font-size-complex="12pt"/>
    </style:style>
    <style:style style:name="T14" style:family="text">
      <style:text-properties fo:color="#1a1a1a" style:font-name="Arial" fo:font-size="6pt" style:font-size-asian="12pt" style:font-name-complex="Ari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frame draw:style-name="gr4" draw:text-style-name="P9" draw:layer="layout" svg:width="6.715cm" svg:height="4.207cm" svg:x="0.005cm" svg:y="3.276cm">
          <draw:text-box>
            <text:p text:style-name="P7"><text:span text:style-name="T4">Aspects for long-term sustainability:</text:span></text:p>
            <text:p text:style-name="P8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8">Quality preservation</text:span></text:p>
                <text:p><text:span text:style-name="T9"/></text:p>
                <text:p><text:span text:style-name="T9">Application versatility</text:span></text:p>
                <text:p><text:span text:style-name="T9"/></text:p>
                <text:p><text:span text:style-name="T9">Platform compatibility</text:span></text:p>
                <text:p><text:span text:style-name="T9"/></text:p>
                <text:p><text:span text:style-name="T10">On-device training</text:span></text:p>
              </text:list-header>
            </text:list>
          </draw:text-box>
        </draw:frame>
        <draw:custom-shape draw:style-name="gr5" draw:text-style-name="P2" draw:layer="layout" svg:width="4.703cm" svg:height="0.635cm" svg:x="0.615cm" svg:y="4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.45cm" svg:height="0.239cm" svg:x="7.234cm" svg:y="6.757cm">
          <draw:text-box>
            <text:p text:style-name="P10"><text:span text:style-name="T11">Fixed-point 8-bit</text:span></text:p>
          </draw:text-box>
        </draw:frame>
        <draw:frame draw:style-name="gr7" draw:text-style-name="P11" draw:layer="layout" svg:width="1.217cm" svg:height="0.477cm" svg:x="8.994cm" svg:y="6.757cm">
          <draw:text-box>
            <text:p text:style-name="P10"><text:span text:style-name="T11">Hybrid-Float6</text:span></text:p>
            <text:p text:style-name="P12"><text:span text:style-name="T11">with QAT</text:span></text:p>
          </draw:text-box>
        </draw:frame>
        <draw:frame draw:style-name="gr8" draw:text-style-name="P13" draw:layer="layout" svg:width="3.709cm" svg:height="0.627cm" svg:x="8.251cm" svg:y="3.823cm">
          <draw:text-box>
            <text:p text:style-name="P10"><text:span text:style-name="T12">Improved metrics</text:span></text:p>
          </draw:text-box>
        </draw:frame>
        <draw:frame draw:style-name="gr9" draw:text-style-name="P15" draw:layer="layout" svg:width="2.259cm" svg:height="0.965cm" svg:x="10.157cm" svg:y="6.65cm">
          <draw:text-box>
            <text:p text:style-name="P14"><text:span text:style-name="T11"><text:s/></text:span><text:span text:style-name="T11">Hybrid-Log 6-bit with QAT</text:span></text:p>
          </draw:text-box>
        </draw:frame>
        <draw:line draw:style-name="gr10" draw:text-style-name="P16" draw:layer="layout" svg:x1="7.188cm" svg:y1="6.568cm" svg:x2="12.141cm" svg:y2="6.568cm">
          <text:p/>
        </draw:line>
        <draw:line draw:style-name="gr11" draw:text-style-name="P16" draw:layer="layout" svg:x1="7.188cm" svg:y1="5.816cm" svg:x2="12.141cm" svg:y2="5.816cm">
          <text:p/>
        </draw:line>
        <draw:line draw:style-name="gr10" draw:text-style-name="P16" draw:layer="layout" svg:x1="7.188cm" svg:y1="5.053cm" svg:x2="12.141cm" svg:y2="5.053cm">
          <text:p/>
        </draw:line>
        <draw:line draw:style-name="gr10" draw:text-style-name="P16" draw:layer="layout" svg:x1="7.188cm" svg:y1="4.291cm" svg:x2="12.141cm" svg:y2="4.291cm">
          <text:p/>
        </draw:line>
        <draw:line draw:style-name="gr12" draw:text-style-name="P16" draw:layer="layout" svg:x1="7.188cm" svg:y1="6.317cm" svg:x2="12.141cm" svg:y2="6.317cm">
          <text:p/>
        </draw:line>
        <draw:line draw:style-name="gr12" draw:text-style-name="P16" draw:layer="layout" svg:x1="7.188cm" svg:y1="6.066cm" svg:x2="12.141cm" svg:y2="6.066cm">
          <text:p/>
        </draw:line>
        <draw:line draw:style-name="gr12" draw:text-style-name="P16" draw:layer="layout" svg:x1="7.188cm" svg:y1="5.555cm" svg:x2="12.141cm" svg:y2="5.555cm">
          <text:p/>
        </draw:line>
        <draw:line draw:style-name="gr12" draw:text-style-name="P16" draw:layer="layout" svg:x1="7.188cm" svg:y1="5.304cm" svg:x2="12.141cm" svg:y2="5.304cm">
          <text:p/>
        </draw:line>
        <draw:line draw:style-name="gr12" draw:text-style-name="P16" draw:layer="layout" svg:x1="7.188cm" svg:y1="4.802cm" svg:x2="12.141cm" svg:y2="4.802cm">
          <text:p/>
        </draw:line>
        <draw:line draw:style-name="gr12" draw:text-style-name="P16" draw:layer="layout" svg:x1="7.188cm" svg:y1="4.552cm" svg:x2="12.141cm" svg:y2="4.552cm">
          <text:p/>
        </draw:line>
        <draw:line draw:style-name="gr13" draw:text-style-name="P16" draw:layer="layout" svg:x1="7.669cm" svg:y1="6.238cm" svg:x2="7.669cm" svg:y2="6.398cm">
          <text:p/>
        </draw:line>
        <draw:line draw:style-name="gr13" draw:text-style-name="P16" draw:layer="layout" svg:x1="11.644cm" svg:y1="5.857cm" svg:x2="11.644cm" svg:y2="6.017cm">
          <text:p/>
        </draw:line>
        <draw:line draw:style-name="gr14" draw:text-style-name="P16" draw:layer="layout" svg:x1="7.19cm" svg:y1="6.568cm" svg:x2="7.19cm" svg:y2="4.291cm">
          <text:p/>
        </draw:line>
        <draw:polygon draw:style-name="gr15" draw:text-style-name="P17" draw:layer="layout" svg:width="0.15cm" svg:height="0.108cm" svg:x="7.594cm" svg:y="6.248cm" svg:viewBox="0 0 151 109" draw:points="76,0 94,42 151,42 105,67 123,109 76,83 29,109 47,67 0,42 58,42">
          <text:p/>
        </draw:polygon>
        <draw:polygon draw:style-name="gr15" draw:text-style-name="P17" draw:layer="layout" svg:width="0.15cm" svg:height="0.108cm" svg:x="9.581cm" svg:y="4.507cm" svg:viewBox="0 0 151 109" draw:points="76,0 93,42 151,42 104,67 122,109 76,83 29,109 47,67 0,42 58,42">
          <text:p/>
        </draw:polygon>
        <draw:polygon draw:style-name="gr15" draw:text-style-name="P17" draw:layer="layout" svg:width="0.15cm" svg:height="0.108cm" svg:x="11.568cm" svg:y="5.875cm" svg:viewBox="0 0 151 109" draw:points="76,0 93,42 151,42 105,67 123,109 76,83 29,109 47,67 0,42 58,42">
          <text:p/>
        </draw:polygon>
        <draw:polygon draw:style-name="gr16" draw:text-style-name="P18" draw:layer="layout" svg:width="0.158cm" svg:height="0.12cm" svg:x="7.59cm" svg:y="6.338cm" svg:viewBox="0 0 159 121" draw:points="79,0 159,61 79,121 0,61">
          <text:p/>
        </draw:polygon>
        <draw:polygon draw:style-name="gr16" draw:text-style-name="P18" draw:layer="layout" svg:width="0.158cm" svg:height="0.12cm" svg:x="9.577cm" svg:y="5.179cm" svg:viewBox="0 0 159 121" draw:points="79,0 159,60 79,121 0,60">
          <text:p/>
        </draw:polygon>
        <draw:polygon draw:style-name="gr16" draw:text-style-name="P18" draw:layer="layout" svg:width="0.158cm" svg:height="0.12cm" svg:x="11.564cm" svg:y="5.957cm" svg:viewBox="0 0 159 121" draw:points="80,0 159,60 80,121 0,60">
          <text:p/>
        </draw:polygon>
        <draw:line draw:style-name="gr14" draw:text-style-name="P16" draw:layer="layout" svg:x1="7.15cm" svg:y1="6.317cm" svg:x2="7.229cm" svg:y2="6.317cm">
          <text:p/>
        </draw:line>
        <draw:line draw:style-name="gr14" draw:text-style-name="P16" draw:layer="layout" svg:x1="7.15cm" svg:y1="6.066cm" svg:x2="7.229cm" svg:y2="6.066cm">
          <text:p/>
        </draw:line>
        <draw:line draw:style-name="gr14" draw:text-style-name="P16" draw:layer="layout" svg:x1="7.15cm" svg:y1="5.555cm" svg:x2="7.229cm" svg:y2="5.555cm">
          <text:p/>
        </draw:line>
        <draw:line draw:style-name="gr14" draw:text-style-name="P16" draw:layer="layout" svg:x1="7.15cm" svg:y1="5.304cm" svg:x2="7.229cm" svg:y2="5.304cm">
          <text:p/>
        </draw:line>
        <draw:line draw:style-name="gr14" draw:text-style-name="P16" draw:layer="layout" svg:x1="7.15cm" svg:y1="4.802cm" svg:x2="7.229cm" svg:y2="4.802cm">
          <text:p/>
        </draw:line>
        <draw:line draw:style-name="gr14" draw:text-style-name="P16" draw:layer="layout" svg:x1="7.15cm" svg:y1="4.552cm" svg:x2="7.229cm" svg:y2="4.552cm">
          <text:p/>
        </draw:line>
        <draw:line draw:style-name="gr14" draw:text-style-name="P16" draw:layer="layout" svg:x1="7.11cm" svg:y1="6.568cm" svg:x2="7.269cm" svg:y2="6.568cm">
          <text:p/>
        </draw:line>
        <draw:line draw:style-name="gr14" draw:text-style-name="P16" draw:layer="layout" svg:x1="7.11cm" svg:y1="5.816cm" svg:x2="7.269cm" svg:y2="5.816cm">
          <text:p/>
        </draw:line>
        <draw:line draw:style-name="gr14" draw:text-style-name="P16" draw:layer="layout" svg:x1="7.11cm" svg:y1="5.053cm" svg:x2="7.269cm" svg:y2="5.053cm">
          <text:p/>
        </draw:line>
        <draw:line draw:style-name="gr14" draw:text-style-name="P16" draw:layer="layout" svg:x1="7.11cm" svg:y1="4.291cm" svg:x2="7.269cm" svg:y2="4.291cm">
          <text:p/>
        </draw:line>
        <draw:path draw:style-name="gr17" draw:text-style-name="P16" draw:layer="layout" svg:width="0.463cm" svg:height="0.087cm" svg:x="11.409cm" svg:y="5.668cm" svg:viewBox="0 0 464 88" svg:d="M38 55h-38v-9h38zM117 50c0 13-2 23-8 29s-15 9-27 9-21-3-27-9-9-15-9-27v-15c0-12 3-22 9-28 5-6 14-9 27-9 12 0 21 3 27 9 5 6 8 15 8 27zM103 36c0-10-2-16-5-21-4-4-9-6-16-6s-13 2-16 6c-4 5-5 11-5 20v17c0 9 1 16 5 21 3 4 9 7 16 7s12-3 15-7c4-4 6-11 6-20zM141 82c0-2 1-4 2-5 2-1 4-2 7-2s5 1 7 2c1 1 2 3 2 5 0 1-1 3-2 4-2 1-4 2-7 2s-5-1-7-2c-1-1-2-3-2-4zM247 24c0 4-1 8-4 11s-7 6-12 8c5 2 10 4 14 8 3 4 5 8 5 13 0 7-3 13-10 18-7 4-15 6-26 6s-20-2-26-6c-7-5-10-11-10-18 0-5 2-9 5-13 4-4 8-6 14-8-5-2-9-5-12-8s-4-7-4-11c0-8 3-13 9-17 6-5 14-7 24-7s18 2 24 7c6 4 9 9 9 17zM236 63c0-4-3-8-6-11-4-3-10-5-16-5s-12 2-16 5-6 7-6 12 2 8 6 11 9 5 16 5 12-2 16-5 6-7 6-12zM214 9c-6 0-10 1-14 4-3 3-5 6-5 11 0 4 2 8 5 10 4 3 8 4 14 4s10-1 14-4c3-2 5-6 5-10s-2-8-6-11c-3-2-7-4-13-4zM345 87h-74v-8l39-33c6-5 10-9 12-12 3-3 4-6 4-10s-2-8-6-11c-3-2-8-4-14-4-7 0-13 2-16 5-4 3-6 7-6 12h-15c0-8 3-14 10-19 7-4 16-7 27-7s19 2 25 6c6 5 9 10 9 17 0 9-7 19-21 30l-30 25h56zM363 18c0-5 2-9 6-13 5-3 10-5 17-5s12 2 16 5c5 4 7 8 7 13v4c0 5-2 10-7 13-4 3-9 5-16 5s-12-2-17-5c-4-3-6-8-6-13zM373 22c0 3 1 6 4 8 2 2 5 3 9 3s7-1 9-3 3-5 3-8v-4c0-3-1-6-3-8s-5-3-9-3-7 1-9 3c-3 2-4 5-4 8zM417 66c0-5 3-9 7-13 4-3 10-5 17-5 6 0 12 2 16 5 5 4 7 8 7 13v5c0 5-2 9-6 12-5 4-10 5-17 5s-12-1-17-4c-4-4-7-8-7-14zM428 71c0 3 1 5 4 7 2 2 5 3 9 3s6-1 9-3c2-2 3-4 3-8v-4c0-3-1-6-3-8-3-2-6-3-9-3-4 0-7 1-9 3-3 2-4 5-4 8zM389 81l-8-4 55-67 8 4z">
          <text:p/>
        </draw:path>
        <draw:frame draw:style-name="gr18" draw:text-style-name="P19" draw:layer="layout" svg:width="0.473cm" svg:height="0.206cm" svg:x="6.76cm" svg:y="6.465cm">
          <draw:text-box>
            <text:p text:style-name="P10"><text:span text:style-name="T13">-5%</text:span></text:p>
          </draw:text-box>
        </draw:frame>
        <draw:frame draw:style-name="gr19" draw:text-style-name="P19" draw:layer="layout" svg:width="0.423cm" svg:height="0.205cm" svg:x="6.808cm" svg:y="5.723cm">
          <draw:text-box>
            <text:p text:style-name="P10"><text:span text:style-name="T13">0%</text:span></text:p>
          </draw:text-box>
        </draw:frame>
        <draw:frame draw:style-name="gr20" draw:text-style-name="P19" draw:layer="layout" svg:width="0.423cm" svg:height="0.206cm" svg:x="6.809cm" svg:y="4.96cm">
          <draw:text-box>
            <text:p text:style-name="P10"><text:span text:style-name="T13">5%</text:span></text:p>
          </draw:text-box>
        </draw:frame>
        <draw:frame draw:style-name="gr21" draw:text-style-name="P19" draw:layer="layout" svg:width="0.507cm" svg:height="0.205cm" svg:x="6.703cm" svg:y="4.202cm">
          <draw:text-box>
            <text:p text:style-name="P10"><text:span text:style-name="T13">10%</text:span></text:p>
          </draw:text-box>
        </draw:frame>
        <draw:polygon draw:style-name="gr15" draw:text-style-name="P17" draw:layer="layout" svg:width="0.15cm" svg:height="0.108cm" svg:x="10.404cm" svg:y="4.4cm" svg:viewBox="0 0 151 109" draw:points="76,0 94,42 151,42 105,68 123,109 76,84 29,109 47,68 0,42 58,42">
          <text:p/>
        </draw:polygon>
        <draw:polygon draw:style-name="gr16" draw:text-style-name="P18" draw:layer="layout" svg:width="0.158cm" svg:height="0.12cm" svg:x="11.207cm" svg:y="4.4cm" svg:viewBox="0 0 159 121" draw:points="79,0 159,60 79,121 0,60">
          <text:p/>
        </draw:polygon>
        <draw:frame draw:style-name="gr22" draw:text-style-name="P20" draw:layer="layout" svg:width="0.605cm" svg:height="0.239cm" svg:x="10.665cm" svg:y="4.292cm">
          <draw:text-box>
            <text:p text:style-name="P10"><text:span text:style-name="T14">MSE</text:span></text:p>
          </draw:text-box>
        </draw:frame>
        <draw:frame draw:style-name="gr22" draw:text-style-name="P20" draw:layer="layout" svg:width="0.605cm" svg:height="0.239cm" svg:x="11.471cm" svg:y="4.292cm">
          <draw:text-box>
            <text:p text:style-name="P10"><text:span text:style-name="T14">MAE</text:span></text:p>
          </draw:text-box>
        </draw:frame>
        <draw:line draw:style-name="gr23" draw:text-style-name="P21" draw:layer="layout" svg:x1="7.669cm" svg:y1="6.291cm" svg:x2="9.674cm" svg:y2="4.552cm">
          <text:p/>
        </draw:line>
        <draw:line draw:style-name="gr23" draw:text-style-name="P21" draw:layer="layout" svg:x1="7.67cm" svg:y1="6.392cm" svg:x2="9.639cm" svg:y2="5.232cm">
          <text:p/>
        </draw:line>
        <draw:line draw:style-name="gr23" draw:text-style-name="P21" draw:layer="layout" svg:x1="11.644cm" svg:y1="6.017cm" svg:x2="9.64cm" svg:y2="5.232cm">
          <text:p/>
        </draw:line>
        <draw:line draw:style-name="gr23" draw:text-style-name="P21" draw:layer="layout" svg:x1="11.644cm" svg:y1="5.957cm" svg:x2="9.675cm" svg:y2="4.553cm">
          <text:p/>
        </draw:line>
        <draw:custom-shape draw:style-name="gr24" draw:text-style-name="P22" draw:layer="layout" svg:width="0.381cm" svg:height="1.016cm" svg:x="9.474cm" svg:y="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3:42.576963742</dc:date>
    <meta:editing-duration>PT3H6M43S</meta:editing-duration>
    <meta:editing-cycles>38</meta:editing-cycles>
    <meta:generator>LibreOffice/6.4.7.2$Linux_X86_64 LibreOffice_project/40$Build-2</meta:generator>
    <meta:document-statistic meta:object-count="52"/>
  </office:meta>
</office:document-meta>
</file>